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6222in" table:align="left"/>
    </style:style>
    <style:style style:name="Table1.A" style:family="table-column">
      <style:table-column-properties style:column-width="0.6215in"/>
    </style:style>
    <style:style style:name="Table1.B" style:family="table-column">
      <style:table-column-properties style:column-width="2.000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0361in" table:align="left"/>
    </style:style>
    <style:style style:name="Table2.A" style:family="table-column">
      <style:table-column-properties style:column-width="0.6653in"/>
    </style:style>
    <style:style style:name="Table2.B" style:family="table-column">
      <style:table-column-properties style:column-width="1.370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0.1174in" table:align="left"/>
    </style:style>
    <style:style style:name="Table3.A" style:family="table-column">
      <style:table-column-properties style:column-width="0.1174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4ba1a" officeooo:paragraph-rsid="0014ba1a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15401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Modell </text:p>
          </table:table-cell>
          <table:table-cell table:style-name="Table1.A1" office:value-type="string">
            <text:p text:style-name="Table_20_Contents">Fujitsu Esprimo P956/E90+ </text:p>
          </table:table-cell>
        </table:table-row>
      </table:table>
      <text:p text:style-name="Standard"/>
      <text:p text:style-name="P1">Bio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Version </text:p>
          </table:table-cell>
          <table:table-cell table:style-name="Table2.A1" office:value-type="string">
            <text:p text:style-name="Table_20_Contents">V5.0.0.11 R1.17.0 </text:p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2"/>
          </table:table-cell>
        </table:table-row>
      </table:table>
      <text:p text:style-name="Text_20_body">Die BIOS ist in der Lage, sich automatisch per Netzwerk zu aktualisieren (ist eingeschaltet). </text:p>
      <text:p text:style-name="Standard"/>
      <text:p text:style-name="Standard"/>
      <text:p text:style-name="Standard"/>
      <text:p text:style-name="Text_20_body">Falls das BIOS Update über Netzwerk nicht klappen soll, dann überprüfen, ob der NIC angeht beim Booten. Sollte es daran liegen, dann WoL aktivieren: </text:p>
      <text:list xml:id="list1131651298" text:style-name="L1">
        <text:list-item>
          <text:p text:style-name="P4">BIOS Einstellungen öffnen;</text:p>
        </text:list-item>
        <text:list-item>
          <text:p text:style-name="P4">Registerkarte „Power“ auswählen;</text:p>
        </text:list-item>
        <text:list-item>
          <text:p text:style-name="P3">„Wake<text:span text:style-name="T1"> </text:span>on <text:span text:style-name="T1">LAN </text:span>boot“ auf „Force <text:span text:style-name="T1">LAN </text:span>Boot“ setzen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1:11:22.464914122</meta:creation-date>
    <dc:date>2018-06-26T12:14:11.296055744</dc:date>
    <meta:editing-duration>PT8M42S</meta:editing-duration>
    <meta:editing-cycles>2</meta:editing-cycles>
    <meta:generator>LibreOffice/6.0.3.2$Linux_X86_64 LibreOffice_project/00m0$Build-2</meta:generator>
    <meta:document-statistic meta:table-count="3" meta:image-count="0" meta:object-count="0" meta:page-count="1" meta:paragraph-count="10" meta:word-count="64" meta:character-count="418" meta:non-whitespace-character-count="361"/>
  </office:meta>
</office:document-meta>
</file>